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40d2d5" officeooo:paragraph-rsid="0040d2d5"/>
    </style:style>
    <style:style style:name="P8" style:family="paragraph" style:parent-style-name="Text_20_body">
      <style:text-properties officeooo:paragraph-rsid="003fe16a"/>
    </style:style>
    <style:style style:name="P9" style:family="paragraph" style:parent-style-name="Heading_20_4">
      <style:paragraph-properties fo:break-before="page"/>
      <style:text-properties officeooo:rsid="0040d2d5" officeooo:paragraph-rsid="0040d2d5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d2d5" style:font-style-asian="italic" style:font-style-complex="italic"/>
    </style:style>
    <style:style style:name="T4" style:family="text">
      <style:text-properties fo:font-style="italic" officeooo:rsid="00417db8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fe16a" style:font-weight-asian="bold" style:font-weight-complex="bold"/>
    </style:style>
    <style:style style:name="T7" style:family="text">
      <style:text-properties officeooo:rsid="003fe16a"/>
    </style:style>
    <style:style style:name="T8" style:family="text">
      <style:text-properties officeooo:rsid="0040d2d5"/>
    </style:style>
    <style:style style:name="T9" style:family="text">
      <style:text-properties officeooo:rsid="00417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4">Changelog</text:h>
      <text:p text:style-name="P8">AutomataCI <text:span text:style-name="T7">automatically </text:span><text:span text:style-name="T8">seals the “</text:span><text:span text:style-name="T3">latest</text:span><text:span text:style-name="T8">” changelog </text:span><text:span text:style-name="T9">entry </text:span><text:span text:style-name="T8">found in the following directory into </text:span><text:span text:style-name="T3">$PROJECT_VERSION</text:span><text:span text:style-name="T8"> filename:</text:span></text:p>
      <text:p text:style-name="Frame_20_contents">$PROJECT_PATH_ROOT/$PROJECT_PATH_SOURCE/changelog/{data,deb}/</text:p>
      <text:p text:style-name="P7"/>
      <text:p text:style-name="P7">Upon successful publication, the “latest” entry will be missing and a new version numbered entry appears. <text:span text:style-name="T9">Once done, some CI Job shall fail until a new “</text:span><text:span text:style-name="T4">latest</text:span><text:span text:style-name="T9">” entry is created with a newer </text:span><text:span text:style-name="T4">$PROJECT_VERSION</text:span><text:span text:style-name="T9"> value.</text:span></text:p>
      <text:p text:style-name="P7"/>
      <text:p text:style-name="P7">To reverse this changes, you can manually rename the <text:span text:style-name="T2">$PROJECT_VERSION</text:span> entry back to “latest” in their respective directory. <text:span text:style-name="T7">Hence, </text:span><text:span text:style-name="T6">this is a reversible </text:span><text:span text:style-name="T5">2</text:span><text:span text:style-name="T6">-way execution</text:span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51M56S</meta:editing-duration>
    <meta:editing-cycles>5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00:45.222707009</dc:date>
    <dc:creator>Kean Ho Chew</dc:creator>
    <meta:document-statistic meta:table-count="0" meta:image-count="0" meta:object-count="0" meta:page-count="1" meta:paragraph-count="10" meta:word-count="105" meta:character-count="754" meta:non-whitespace-character-count="660"/>
    <meta:template xlink:type="simple" xlink:actuate="onRequest" xlink:title="Official Book" xlink:href="../../templates/Book.ott" meta:date="2023-11-17T20:33:17.245827505"/>
  </office:meta>
</office:document-meta>
</file>